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0.8445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819in"/>
    </style:style>
    <style:style style:name="ro1" style:family="table-row">
      <style:table-row-properties style:row-height="0.472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color="#ff00ff"/>
    </style:style>
    <style:style style:name="ce7" style:family="table-cell" style:parent-style-name="Default">
      <style:table-cell-properties fo:background-color="#9966cc"/>
      <style:text-properties fo:color="#000000"/>
    </style:style>
    <style:style style:name="ce8" style:family="table-cell" style:parent-style-name="Default">
      <style:table-cell-properties fo:background-color="#198a8a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00dcff"/>
    </style:style>
    <style:style style:name="ce12" style:family="table-cell" style:parent-style-name="Default">
      <style:table-cell-properties fo:background-color="#eb613d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800080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0000ff"/>
    </style:style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 style:data-style-name="N100">
      <style:text-properties fo:color="#ff00ff"/>
    </style:style>
    <style:style style:name="ce21" style:family="table-cell" style:parent-style-name="Default" style:data-style-name="N100">
      <style:table-cell-properties fo:background-color="#9966cc"/>
      <style:text-properties fo:color="#000000"/>
    </style:style>
    <style:style style:name="ce22" style:family="table-cell" style:parent-style-name="Default" style:data-style-name="N100">
      <style:table-cell-properties fo:background-color="#198a8a"/>
    </style:style>
    <style:style style:name="ce23" style:family="table-cell" style:parent-style-name="Default" style:data-style-name="N100">
      <style:table-cell-properties fo:background-color="#ffffcc"/>
    </style:style>
    <style:style style:name="ce24" style:family="table-cell" style:parent-style-name="Default" style:data-style-name="N100">
      <style:table-cell-properties fo:background-color="#ff00ff"/>
    </style:style>
    <style:style style:name="ce25" style:family="table-cell" style:parent-style-name="Default" style:data-style-name="N100">
      <style:table-cell-properties fo:background-color="#00dcff"/>
    </style:style>
    <style:style style:name="ce26" style:family="table-cell" style:parent-style-name="Default" style:data-style-name="N100">
      <style:table-cell-properties fo:background-color="#eb613d"/>
    </style:style>
    <style:style style:name="ce27" style:family="table-cell" style:parent-style-name="Default" style:data-style-name="N100">
      <style:table-cell-properties fo:background-color="#00ff00"/>
    </style:style>
    <style:style style:name="ce28" style:family="table-cell" style:parent-style-name="Default" style:data-style-name="N100">
      <style:table-cell-properties fo:background-color="#80008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" table:style-name="ta1">
        <table:shapes>
          <draw:frame draw:z-index="0" draw:style-name="gr1" draw:text-style-name="P1" svg:width="6.2988in" svg:height="3.5429in" svg:x="6.8236in" svg:y="3.2594in">
            <draw:object draw:notify-on-update-of-ranges="'Raw Data'.E3:'Raw Data'.E10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<text:s/>Date</text:p>
          </table:table-cell>
          <table:table-cell table:style-name="ce1" office:value-type="string">
            <text:p><text:s/>Time</text:p>
          </table:table-cell>
          <table:table-cell table:style-name="ce1" office:value-type="string">
            <text:p><text:s/>Wind1</text:p>
          </table:table-cell>
          <table:table-cell table:style-name="ce1" office:value-type="string">
            <text:p><text:s/>Wind2</text:p>
          </table:table-cell>
          <table:table-cell table:style-name="ce1" office:value-type="string">
            <text:p><text:s/>Direction</text:p>
          </table:table-cell>
          <table:table-cell table:style-name="ce1" office:value-type="string">
            <text:p><text:s/>Voltage</text:p>
          </table:table-cell>
          <table:table-cell table:style-name="ce1" office:value-type="string">
            <text:p><text:s/>Current1</text:p>
          </table:table-cell>
          <table:table-cell table:style-name="ce1" office:value-type="string">
            <text:p><text:s/>Current2</text:p>
          </table:table-cell>
          <table:table-cell/>
          <table:table-cell table:style-name="ce29" office:value-type="string">
            <text:p>Reference speed (m/s)</text:p>
          </table:table-cell>
          <table:table-cell table:style-name="ce29" office:value-type="string">
            <text:p>Expanded uncert. Uref  (m/s)</text:p>
          </table:table-cell>
          <table:table-cell table:style-name="ce1" office:value-type="string">
            <text:p>average count</text:p>
          </table:table-cell>
        </table:table-row>
        <table:table-row table:style-name="ro2">
          <table:table-cell table:number-columns-repeated="2"/>
          <table:table-cell table:style-name="ce15"/>
          <table:table-cell table:number-columns-repeated="7"/>
          <table:table-cell table:style-name="ce30" office:value-type="float" office:value="4.023">
            <text:p>4.023</text:p>
          </table:table-cell>
          <table:table-cell table:style-name="ce31" office:value-type="float" office:value="0.056">
            <text:p>0.056</text:p>
          </table:table-cell>
          <table:table-cell table:formula="of:=AVERAGE([.E3:.E60])" office:value-type="float" office:value="6.1551724137931">
            <text:p>6.155172413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15.31">
            <text:p>15.31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428">
            <text:p>428</text:p>
          </table:table-cell>
          <table:table-cell/>
          <table:table-cell table:style-name="ce30" office:value-type="float" office:value="6.082">
            <text:p>6.082</text:p>
          </table:table-cell>
          <table:table-cell table:style-name="ce31" office:value-type="float" office:value="0.044">
            <text:p>0.044</text:p>
          </table:table-cell>
          <table:table-cell table:formula="of:=AVERAGE([.E61:.E133])" office:value-type="float" office:value="9.08219178082192">
            <text:p>9.082191780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0.07">
            <text:p>10.07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345">
            <text:p>345</text:p>
          </table:table-cell>
          <table:table-cell/>
          <table:table-cell table:style-name="ce30" office:value-type="float" office:value="8.13">
            <text:p>8.13</text:p>
          </table:table-cell>
          <table:table-cell table:style-name="ce31" office:value-type="float" office:value="0.046">
            <text:p>0.046</text:p>
          </table:table-cell>
          <table:table-cell table:formula="of:=AVERAGE([.E134:.E220])" office:value-type="float" office:value="12.632183908046">
            <text:p>12.63218390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66">
            <text:p>9.66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305">
            <text:p>305</text:p>
          </table:table-cell>
          <table:table-cell/>
          <table:table-cell table:style-name="ce30" office:value-type="float" office:value="10.204">
            <text:p>10.204</text:p>
          </table:table-cell>
          <table:table-cell table:style-name="ce31" office:value-type="float" office:value="0.052">
            <text:p>0.052</text:p>
          </table:table-cell>
          <table:table-cell table:formula="of:=AVERAGE([.E221:.E284])" office:value-type="float" office:value="15.828125">
            <text:p>15.82812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61">
            <text:p>9.61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298">
            <text:p>298</text:p>
          </table:table-cell>
          <table:table-cell/>
          <table:table-cell table:style-name="ce30" office:value-type="float" office:value="12.127">
            <text:p>12.127</text:p>
          </table:table-cell>
          <table:table-cell table:style-name="ce31" office:value-type="float" office:value="0.062">
            <text:p>0.062</text:p>
          </table:table-cell>
          <table:table-cell table:formula="of:=AVERAGE([.E285:.E361])" office:value-type="float" office:value="19.0519480519481">
            <text:p>19.051948051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61">
            <text:p>9.61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292">
            <text:p>292</text:p>
          </table:table-cell>
          <table:table-cell/>
          <table:table-cell table:style-name="ce30" office:value-type="float" office:value="14.25">
            <text:p>14.25</text:p>
          </table:table-cell>
          <table:table-cell table:style-name="ce31" office:value-type="float" office:value="0.07">
            <text:p>0.07</text:p>
          </table:table-cell>
          <table:table-cell table:formula="of:=AVERAGE([.E362:.E436])" office:value-type="float" office:value="22.5466666666667">
            <text:p>22.546666666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41">
            <text:p>12.41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320">
            <text:p>320</text:p>
          </table:table-cell>
          <table:table-cell/>
          <table:table-cell table:style-name="ce30" office:value-type="float" office:value="16.01">
            <text:p>16.01</text:p>
          </table:table-cell>
          <table:table-cell table:style-name="ce31" office:value-type="float" office:value="0.08">
            <text:p>0.08</text:p>
          </table:table-cell>
          <table:table-cell table:formula="of:=AVERAGE([.E437:.E494])" office:value-type="float" office:value="24.9137931034483">
            <text:p>24.913793103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21">
            <text:p>9.21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26">
            <text:p>326</text:p>
          </table:table-cell>
          <table:table-cell/>
          <table:table-cell table:style-name="ce30" office:value-type="float" office:value="15.015">
            <text:p>15.015</text:p>
          </table:table-cell>
          <table:table-cell table:style-name="ce31" office:value-type="float" office:value="0.074">
            <text:p>0.074</text:p>
          </table:table-cell>
          <table:table-cell table:formula="of:=AVERAGE([.E495:.E556])" office:value-type="float" office:value="23.6451612903226">
            <text:p>23.64516129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95">
            <text:p>295</text:p>
          </table:table-cell>
          <table:table-cell/>
          <table:table-cell table:style-name="ce30" office:value-type="float" office:value="13.042">
            <text:p>13.042</text:p>
          </table:table-cell>
          <table:table-cell table:style-name="ce31" office:value-type="float" office:value="0.066">
            <text:p>0.066</text:p>
          </table:table-cell>
          <table:table-cell table:formula="of:=AVERAGE([.E557:.E621])" office:value-type="float" office:value="20.6153846153846">
            <text:p>20.615384615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90">
            <text:p>290</text:p>
          </table:table-cell>
          <table:table-cell/>
          <table:table-cell table:style-name="ce30" office:value-type="float" office:value="11.1">
            <text:p>11.1</text:p>
          </table:table-cell>
          <table:table-cell table:style-name="ce31" office:value-type="float" office:value="0.056">
            <text:p>0.056</text:p>
          </table:table-cell>
          <table:table-cell table:formula="of:=AVERAGE([.E622:.E716])" office:value-type="float" office:value="17.5157894736842">
            <text:p>17.515789473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6">
            <text:p>9.56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90">
            <text:p>290</text:p>
          </table:table-cell>
          <table:table-cell/>
          <table:table-cell table:style-name="ce30" office:value-type="float" office:value="8.973">
            <text:p>8.973</text:p>
          </table:table-cell>
          <table:table-cell table:style-name="ce31" office:value-type="float" office:value="0.05">
            <text:p>0.05</text:p>
          </table:table-cell>
          <table:table-cell table:formula="of:=AVERAGE([.E720:.E790])" office:value-type="float" office:value="14.0422535211268">
            <text:p>14.042253521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314">
            <text:p>314</text:p>
          </table:table-cell>
          <table:table-cell/>
          <table:table-cell table:style-name="ce30" office:value-type="float" office:value="6.954">
            <text:p>6.954</text:p>
          </table:table-cell>
          <table:table-cell table:style-name="ce31" office:value-type="float" office:value="0.044">
            <text:p>0.044</text:p>
          </table:table-cell>
          <table:table-cell table:formula="of:=AVERAGE([.E798:.E899])" office:value-type="float" office:value="10.8039215686275">
            <text:p>10.803921568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1.75">
            <text:p>11.75</text:p>
          </table:table-cell>
          <table:table-cell table:number-columns-repeated="2" table:style-name="ce2" office:value-type="float" office:value="333">
            <text:p>333</text:p>
          </table:table-cell>
          <table:table-cell/>
          <table:table-cell table:style-name="ce30" office:value-type="float" office:value="4.938">
            <text:p>4.938</text:p>
          </table:table-cell>
          <table:table-cell table:style-name="ce31" office:value-type="float" office:value="0.046">
            <text:p>0.046</text:p>
          </table:table-cell>
          <table:table-cell table:formula="of:=AVERAGE([.E906:.E990])" office:value-type="float" office:value="7.68235294117647">
            <text:p>7.682352941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1">
            <text:p>9.4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61">
            <text:p>9.61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09">
            <text:p>309</text:p>
          </table:table-cell>
          <table:table-cell table:style-name="ce2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21">
            <text:p>9.21</text:p>
          </table:table-cell>
          <table:table-cell table:number-columns-repeated="2" table:style-name="ce2" office:value-type="float" office:value="325">
            <text:p>325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41">
            <text:p>9.4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61">
            <text:p>9.61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25">
            <text:p>325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16">
            <text:p>9.16</text:p>
          </table:table-cell>
          <table:table-cell table:number-columns-repeated="2" table:style-name="ce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1">
            <text:p>9.4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1: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6">
            <text:p>9.56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31">
            <text:p>12.31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16">
            <text:p>9.16</text:p>
          </table:table-cell>
          <table:table-cell table:number-columns-repeated="2" table:style-name="ce2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1">
            <text:p>9.41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1">
            <text:p>12.21</text:p>
          </table:table-cell>
          <table:table-cell table:style-name="ce2" office:value-type="float" office:value="306">
            <text:p>306</text:p>
          </table:table-cell>
          <table:table-cell table:style-name="ce2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1.7">
            <text:p>11.7</text:p>
          </table:table-cell>
          <table:table-cell table:number-columns-repeated="2" table:style-name="ce2" office:value-type="float" office:value="333">
            <text:p>333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36">
            <text:p>9.36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1.85">
            <text:p>11.85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334">
            <text:p>334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16">
            <text:p>12.16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05">
            <text:p>9.05</text:p>
          </table:table-cell>
          <table:table-cell table:number-columns-repeated="2" table:style-name="ce2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36">
            <text:p>9.36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16">
            <text:p>9.16</text:p>
          </table:table-cell>
          <table:table-cell table:number-columns-repeated="2" table:style-name="ce2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9.36">
            <text:p>9.36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16">
            <text:p>12.16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1.75">
            <text:p>11.75</text:p>
          </table:table-cell>
          <table:table-cell table:style-name="ce2" office:value-type="float" office:value="329">
            <text:p>329</text:p>
          </table:table-cell>
          <table:table-cell table:style-name="ce2" office:value-type="float" office:value="330">
            <text:p>33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306">
            <text:p>306</text:p>
          </table:table-cell>
          <table:table-cell table:style-name="ce2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1">
            <text:p>9.5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</text:p>
          </table:table-cell>
          <table:table-cell table:style-name="ce2" office:value-type="float" office:value="12.21">
            <text:p>12.21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11.75">
            <text:p>11.75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336">
            <text:p>33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46">
            <text:p>9.46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9.56">
            <text:p>9.56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5-05-2015</text:p>
          </table:table-cell>
          <table:table-cell table:style-name="ce16" office:value-type="string">
            <text:p>08:22: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float" office:value="12.26">
            <text:p>12.26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27">
            <text:p>32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number-columns-repeated="2" table:style-name="ce3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98">
            <text:p>298</text:p>
          </table:table-cell>
          <table:table-cell table:style-name="ce3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</text:p>
          </table:table-cell>
          <table:table-cell table:style-name="ce3" office:value-type="float" office:value="12.16">
            <text:p>12.16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321">
            <text:p>32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41">
            <text:p>9.41</text:p>
          </table:table-cell>
          <table:table-cell table:number-columns-repeated="2" table:style-name="ce3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11">
            <text:p>12.11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4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number-columns-repeated="2" table:style-name="ce3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66">
            <text:p>9.66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11">
            <text:p>12.11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322">
            <text:p>322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1">
            <text:p>9.41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6">
            <text:p>9.16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2: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61">
            <text:p>9.61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325">
            <text:p>325</text:p>
          </table:table-cell>
          <table:table-cell table:style-name="ce3" office:value-type="float" office:value="327">
            <text:p>32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8.9">
            <text:p>8.9</text:p>
          </table:table-cell>
          <table:table-cell table:number-columns-repeated="2" table:style-name="ce3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8.95">
            <text:p>8.95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number-columns-repeated="2"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61">
            <text:p>9.61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6">
            <text:p>9.16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number-columns-repeated="2" table:style-name="ce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05">
            <text:p>9.05</text:p>
          </table:table-cell>
          <table:table-cell table:number-columns-repeated="2" table:style-name="ce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1">
            <text:p>9.41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12.21">
            <text:p>12.21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05">
            <text:p>9.05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number-columns-repeated="2" table:style-name="ce3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284">
            <text:p>284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66">
            <text:p>9.66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12.16">
            <text:p>12.16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1">
            <text:p>9.1</text:p>
          </table:table-cell>
          <table:table-cell table:number-columns-repeated="2" table:style-name="ce3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61">
            <text:p>9.61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12.16">
            <text:p>12.16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31">
            <text:p>9.31</text:p>
          </table:table-cell>
          <table:table-cell table:number-columns-repeated="2" table:style-name="ce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N</text:p>
          </table:table-cell>
          <table:table-cell table:style-name="ce3" office:value-type="float" office:value="9.66">
            <text:p>9.66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5-05-2015</text:p>
          </table:table-cell>
          <table:table-cell table:style-name="ce17" office:value-type="string">
            <text:p>08:23: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N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9.66">
            <text:p>9.66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.26">
            <text:p>12.26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11.75">
            <text:p>11.75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95">
            <text:p>8.95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93">
            <text:p>29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">
            <text:p>12</text:p>
          </table:table-cell>
          <table:table-cell table:number-columns-repeated="2" table:style-name="ce4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1">
            <text:p>9.31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.16">
            <text:p>12.16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7">
            <text:p>11.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1">
            <text:p>9.31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3: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2.05">
            <text:p>12.05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65">
            <text:p>11.65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55">
            <text:p>11.5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85">
            <text:p>8.8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44">
            <text:p>11.44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55">
            <text:p>11.55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95">
            <text:p>8.95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6">
            <text:p>9.36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46">
            <text:p>9.46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number-columns-repeated="2" table:style-name="ce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number-columns-repeated="2" table:style-name="ce4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number-columns-repeated="2" table:style-name="ce4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9.66">
            <text:p>9.66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75">
            <text:p>11.7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49">
            <text:p>11.4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1">
            <text:p>9.31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41">
            <text:p>9.41</text:p>
          </table:table-cell>
          <table:table-cell table:number-columns-repeated="2" table:style-name="ce4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9.66">
            <text:p>9.66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12.26">
            <text:p>12.26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8">
            <text:p>11.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6">
            <text:p>9.36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46">
            <text:p>9.46</text:p>
          </table:table-cell>
          <table:table-cell table:number-columns-repeated="2"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1">
            <text:p>9.51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1">
            <text:p>9.51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75">
            <text:p>11.75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55">
            <text:p>11.55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44">
            <text:p>11.44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39">
            <text:p>11.3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85">
            <text:p>8.85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26">
            <text:p>9.26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41">
            <text:p>9.4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1">
            <text:p>9.51</text:p>
          </table:table-cell>
          <table:table-cell table:style-name="ce4" office:value-type="float" office:value="295">
            <text:p>295</text:p>
          </table:table-cell>
          <table:table-cell table:style-name="ce4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number-columns-repeated="2" table:style-name="ce4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85">
            <text:p>28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75">
            <text:p>11.75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49">
            <text:p>11.4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44">
            <text:p>11.44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322">
            <text:p>32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85">
            <text:p>8.85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31">
            <text:p>9.31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4: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46">
            <text:p>9.46</text:p>
          </table:table-cell>
          <table:table-cell table:number-columns-repeated="2" table:style-name="ce4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1">
            <text:p>9.51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7">
            <text:p>11.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8.85">
            <text:p>8.85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26">
            <text:p>9.26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46">
            <text:p>9.46</text:p>
          </table:table-cell>
          <table:table-cell table:number-columns-repeated="2" table:style-name="ce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</text:p>
          </table:table-cell>
          <table:table-cell table:style-name="ce4" office:value-type="float" office:value="9.61">
            <text:p>9.61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15-05-2015</text:p>
          </table:table-cell>
          <table:table-cell table:style-name="ce18" office:value-type="string">
            <text:p>08:25: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9.16">
            <text:p>9.16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N</text:p>
          </table:table-cell>
          <table:table-cell table:style-name="ce5" office:value-type="float" office:value="9.41">
            <text:p>9.41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12.21">
            <text:p>12.21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05">
            <text:p>9.05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41">
            <text:p>9.41</text:p>
          </table:table-cell>
          <table:table-cell table:number-columns-repeated="2" table:style-name="ce5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12.11">
            <text:p>12.11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05">
            <text:p>9.05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8.95">
            <text:p>8.95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26">
            <text:p>9.26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41">
            <text:p>9.41</text:p>
          </table:table-cell>
          <table:table-cell table:number-columns-repeated="2"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12.21">
            <text:p>12.21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1.75">
            <text:p>11.75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1.44">
            <text:p>11.44</text:p>
          </table:table-cell>
          <table:table-cell table:style-name="ce5" office:value-type="float" office:value="319">
            <text:p>319</text:p>
          </table:table-cell>
          <table:table-cell table:style-name="ce5" office:value-type="float" office:value="321">
            <text:p>321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1.44">
            <text:p>11.44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26">
            <text:p>9.26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41">
            <text:p>9.41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number-columns-repeated="2" table:style-name="ce5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number-columns-repeated="2"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number-columns-repeated="2" table:style-name="ce5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2.16">
            <text:p>12.16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1">
            <text:p>9.1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5: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36">
            <text:p>9.36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46">
            <text:p>9.46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6">
            <text:p>9.56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61">
            <text:p>9.61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number-columns-repeated="2" table:style-name="ce5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15-05-2015</text:p>
          </table:table-cell>
          <table:table-cell table:style-name="ce19" office:value-type="string">
            <text:p>08:26: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N</text:p>
          </table:table-cell>
          <table:table-cell table:style-name="ce5" office:value-type="float" office:value="9.51">
            <text:p>9.51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number-columns-repeated="2" table:style-name="ce6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N</text:p>
          </table:table-cell>
          <table:table-cell table:style-name="ce6" office:value-type="float" office:value="12.16">
            <text:p>12.16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21">
            <text:p>9.21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9.36">
            <text:p>9.36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number-columns-repeated="2" table:style-name="ce6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2.11">
            <text:p>12.11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N</text:p>
          </table:table-cell>
          <table:table-cell table:style-name="ce6" office:value-type="float" office:value="8.9">
            <text:p>8.9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31">
            <text:p>9.31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2.21">
            <text:p>12.21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75">
            <text:p>11.75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6">
            <text:p>11.6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8.85">
            <text:p>8.85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36">
            <text:p>9.36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2.21">
            <text:p>12.21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75">
            <text:p>11.75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6">
            <text:p>11.6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49">
            <text:p>11.49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8.85">
            <text:p>8.85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26">
            <text:p>9.26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1">
            <text:p>9.41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number-columns-repeated="2" table:style-name="ce6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2.16">
            <text:p>12.16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4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9.1">
            <text:p>9.1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36">
            <text:p>9.36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61">
            <text:p>9.61</text:p>
          </table:table-cell>
          <table:table-cell table:number-columns-repeated="2" table:style-name="ce6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2.21">
            <text:p>12.21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8">
            <text:p>11.8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6">
            <text:p>11.6</text:p>
          </table:table-cell>
          <table:table-cell table:style-name="ce6" office:value-type="float" office:value="314">
            <text:p>314</text:p>
          </table:table-cell>
          <table:table-cell table:style-name="ce6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8.9">
            <text:p>8.9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6:5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31">
            <text:p>9.31</text:p>
          </table:table-cell>
          <table:table-cell table:number-columns-repeated="2" table:style-name="ce6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number-columns-repeated="2" table:style-name="ce6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61">
            <text:p>9.61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2.16">
            <text:p>12.16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304">
            <text:p>304</text:p>
          </table:table-cell>
          <table:table-cell table:style-name="ce6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49">
            <text:p>11.49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8.9">
            <text:p>8.9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31">
            <text:p>9.31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0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number-columns-repeated="2" table:style-name="ce6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12.16">
            <text:p>12.16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8">
            <text:p>11.8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55">
            <text:p>11.55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8.9">
            <text:p>8.9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26">
            <text:p>9.26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1">
            <text:p>9.41</text:p>
          </table:table-cell>
          <table:table-cell table:number-columns-repeated="2" table:style-name="ce6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12.11">
            <text:p>12.11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65">
            <text:p>11.65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8.9">
            <text:p>8.9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26">
            <text:p>9.26</text:p>
          </table:table-cell>
          <table:table-cell table:style-name="ce6" office:value-type="float" office:value="303">
            <text:p>303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46">
            <text:p>9.46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1">
            <text:p>9.51</text:p>
          </table:table-cell>
          <table:table-cell table:number-columns-repeated="2"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9.56">
            <text:p>9.56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N</text:p>
          </table:table-cell>
          <table:table-cell table:style-name="ce6" office:value-type="float" office:value="12.21">
            <text:p>12.21</text:p>
          </table:table-cell>
          <table:table-cell table:style-name="ce6" office:value-type="float" office:value="301">
            <text:p>301</text:p>
          </table:table-cell>
          <table:table-cell table:style-name="ce6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75">
            <text:p>11.75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55">
            <text:p>11.55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N</text:p>
          </table:table-cell>
          <table:table-cell table:style-name="ce6" office:value-type="float" office:value="11.55">
            <text:p>11.55</text:p>
          </table:table-cell>
          <table:table-cell table:style-name="ce6" office:value-type="float" office:value="315">
            <text:p>315</text:p>
          </table:table-cell>
          <table:table-cell table:style-name="ce6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3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8.85">
            <text:p>8.85</text:p>
          </table:table-cell>
          <table:table-cell table:number-columns-repeated="2" table:style-name="ce6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3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9.26">
            <text:p>9.26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15-05-2015</text:p>
          </table:table-cell>
          <table:table-cell table:style-name="ce20" office:value-type="string">
            <text:p>08:27: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</text:p>
          </table:table-cell>
          <table:table-cell table:style-name="ce6" office:value-type="float" office:value="11.95">
            <text:p>11.95</text:p>
          </table:table-cell>
          <table:table-cell table:style-name="ce6" office:value-type="float" office:value="305">
            <text:p>305</text:p>
          </table:table-cell>
          <table:table-cell table:style-name="ce6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3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11.7">
            <text:p>11.7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3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95">
            <text:p>8.95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3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N</text:p>
          </table:table-cell>
          <table:table-cell table:style-name="ce7" office:value-type="float" office:value="11.95">
            <text:p>11.95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3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5">
            <text:p>11.65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3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55">
            <text:p>11.55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4">
            <text:p>11.44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9">
            <text:p>8.9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9.26">
            <text:p>9.26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N</text:p>
          </table:table-cell>
          <table:table-cell table:style-name="ce7" office:value-type="float" office:value="12.11">
            <text:p>12.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5">
            <text:p>11.65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">
            <text:p>11.6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4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85">
            <text:p>8.85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31">
            <text:p>9.3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9.46">
            <text:p>9.46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12.05">
            <text:p>12.05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9.16">
            <text:p>9.16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41">
            <text:p>9.4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46">
            <text:p>9.46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7:5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2.21">
            <text:p>12.21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75">
            <text:p>11.75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N</text:p>
          </table:table-cell>
          <table:table-cell table:style-name="ce7" office:value-type="float" office:value="8.95">
            <text:p>8.95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31">
            <text:p>9.31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46">
            <text:p>9.46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12.11">
            <text:p>12.11</text:p>
          </table:table-cell>
          <table:table-cell table:style-name="ce7" office:value-type="float" office:value="309">
            <text:p>309</text:p>
          </table:table-cell>
          <table:table-cell table:style-name="ce7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5">
            <text:p>11.65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5">
            <text:p>11.65</text:p>
          </table:table-cell>
          <table:table-cell table:style-name="ce7" office:value-type="float" office:value="309">
            <text:p>309</text:p>
          </table:table-cell>
          <table:table-cell table:style-name="ce7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55">
            <text:p>11.55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0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9">
            <text:p>8.9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95">
            <text:p>11.95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">
            <text:p>11.6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85">
            <text:p>8.85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9.31">
            <text:p>9.3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9.46">
            <text:p>9.46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2.21">
            <text:p>12.21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5">
            <text:p>11.65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6">
            <text:p>11.6</text:p>
          </table:table-cell>
          <table:table-cell table:style-name="ce7" office:value-type="float" office:value="309">
            <text:p>309</text:p>
          </table:table-cell>
          <table:table-cell table:style-name="ce7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8.9">
            <text:p>8.9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26">
            <text:p>9.26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41">
            <text:p>9.41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2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2.05">
            <text:p>12.05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7">
            <text:p>11.7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55">
            <text:p>11.55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4">
            <text:p>11.44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39">
            <text:p>11.39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N</text:p>
          </table:table-cell>
          <table:table-cell table:style-name="ce7" office:value-type="float" office:value="11.49">
            <text:p>11.4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N</text:p>
          </table:table-cell>
          <table:table-cell table:style-name="ce7" office:value-type="float" office:value="8.85">
            <text:p>8.85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26">
            <text:p>9.26</text:p>
          </table:table-cell>
          <table:table-cell table:style-name="ce7" office:value-type="float" office:value="293">
            <text:p>293</text:p>
          </table:table-cell>
          <table:table-cell table:style-name="ce7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3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295">
            <text:p>295</text:p>
          </table:table-cell>
          <table:table-cell table:style-name="ce7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1">
            <text:p>9.51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56">
            <text:p>9.5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12.16">
            <text:p>12.16</text:p>
          </table:table-cell>
          <table:table-cell table:number-columns-repeated="2" table:style-name="ce7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string">
            <text:p>15-05-2015</text:p>
          </table:table-cell>
          <table:table-cell table:style-name="ce21" office:value-type="string">
            <text:p>08:28:4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N</text:p>
          </table:table-cell>
          <table:table-cell table:style-name="ce7" office:value-type="float" office:value="9.16">
            <text:p>9.16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56">
            <text:p>9.56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number-columns-repeated="2" table:style-name="ce8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12.05">
            <text:p>12.05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11.95">
            <text:p>11.95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8:5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41">
            <text:p>9.41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12.11">
            <text:p>12.11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16">
            <text:p>9.16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1.65">
            <text:p>11.65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8.95">
            <text:p>8.95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1">
            <text:p>9.1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">
            <text:p>23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1.7">
            <text:p>11.7</text:p>
          </table:table-cell>
          <table:table-cell table:number-columns-repeated="2" table:style-name="ce8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8.95">
            <text:p>8.95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31">
            <text:p>9.31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61">
            <text:p>9.61</text:p>
          </table:table-cell>
          <table:table-cell table:number-columns-repeated="2"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number-columns-repeated="2"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1">
            <text:p>9.1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6">
            <text:p>9.56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style-name="ce8" office:value-type="float" office:value="311">
            <text:p>311</text:p>
          </table:table-cell>
          <table:table-cell table:style-name="ce8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36">
            <text:p>9.36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1">
            <text:p>12.11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2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41">
            <text:p>9.41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56">
            <text:p>9.56</text:p>
          </table:table-cell>
          <table:table-cell table:number-columns-repeated="2" table:style-name="ce8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1.7">
            <text:p>11.7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8.9">
            <text:p>8.9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31">
            <text:p>9.31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41">
            <text:p>9.41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41">
            <text:p>9.41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46">
            <text:p>9.46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16">
            <text:p>12.16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9.05">
            <text:p>9.05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string">
            <text:p>N</text:p>
          </table:table-cell>
          <table:table-cell table:style-name="ce8" office:value-type="float" office:value="9.41">
            <text:p>9.41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N</text:p>
          </table:table-cell>
          <table:table-cell table:style-name="ce8" office:value-type="float" office:value="9.51">
            <text:p>9.51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15-05-2015</text:p>
          </table:table-cell>
          <table:table-cell table:style-name="ce22" office:value-type="string">
            <text:p>08:29: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</text:p>
          </table:table-cell>
          <table:table-cell table:style-name="ce8" office:value-type="float" office:value="12.21">
            <text:p>12.21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11.7">
            <text:p>11.7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4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8.9">
            <text:p>8.9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36">
            <text:p>9.36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12.05">
            <text:p>12.05</text:p>
          </table:table-cell>
          <table:table-cell table:style-name="ce9" office:value-type="float" office:value="307">
            <text:p>307</text:p>
          </table:table-cell>
          <table:table-cell table:style-name="ce9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75">
            <text:p>11.75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8.95">
            <text:p>8.95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21">
            <text:p>9.21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2.11">
            <text:p>12.11</text:p>
          </table:table-cell>
          <table:table-cell table:number-columns-repeated="2" table:style-name="ce9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7">
            <text:p>11.7</text:p>
          </table:table-cell>
          <table:table-cell table:style-name="ce9" office:value-type="float" office:value="310">
            <text:p>310</text:p>
          </table:table-cell>
          <table:table-cell table:style-name="ce9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8.95">
            <text:p>8.95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36">
            <text:p>9.36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29:5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2.11">
            <text:p>12.11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75">
            <text:p>11.75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8.95">
            <text:p>8.95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11.95">
            <text:p>11.95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05">
            <text:p>9.05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11.95">
            <text:p>11.95</text:p>
          </table:table-cell>
          <table:table-cell table:style-name="ce9" office:value-type="float" office:value="302">
            <text:p>302</text:p>
          </table:table-cell>
          <table:table-cell table:style-name="ce9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7">
            <text:p>11.7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8.9">
            <text:p>8.9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31">
            <text:p>9.31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46">
            <text:p>9.46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302">
            <text:p>302</text:p>
          </table:table-cell>
          <table:table-cell table:style-name="ce9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2.11">
            <text:p>12.11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7">
            <text:p>11.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8.95">
            <text:p>8.95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31">
            <text:p>9.31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12.05">
            <text:p>12.05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1.65">
            <text:p>11.65</text:p>
          </table:table-cell>
          <table:table-cell table:style-name="ce9" office:value-type="float" office:value="307">
            <text:p>307</text:p>
          </table:table-cell>
          <table:table-cell table:style-name="ce9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8.95">
            <text:p>8.95</text:p>
          </table:table-cell>
          <table:table-cell table:number-columns-repeated="2"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1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36">
            <text:p>9.36</text:p>
          </table:table-cell>
          <table:table-cell table:style-name="ce9" office:value-type="float" office:value="293">
            <text:p>293</text:p>
          </table:table-cell>
          <table:table-cell table:style-name="ce9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46">
            <text:p>9.46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61">
            <text:p>9.61</text:p>
          </table:table-cell>
          <table:table-cell table:style-name="ce9" office:value-type="float" office:value="296">
            <text:p>296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3">
            <text:p>293</text:p>
          </table:table-cell>
          <table:table-cell table:style-name="ce9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301">
            <text:p>301</text:p>
          </table:table-cell>
          <table:table-cell table:style-name="ce9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6">
            <text:p>296</text:p>
          </table:table-cell>
          <table:table-cell table:style-name="ce9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46">
            <text:p>9.46</text:p>
          </table:table-cell>
          <table:table-cell table:style-name="ce9" office:value-type="float" office:value="296">
            <text:p>296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61">
            <text:p>9.61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2.11">
            <text:p>12.11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1">
            <text:p>9.1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3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N</text:p>
          </table:table-cell>
          <table:table-cell table:style-name="ce9" office:value-type="float" office:value="9.05">
            <text:p>9.05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36">
            <text:p>9.36</text:p>
          </table:table-cell>
          <table:table-cell table:style-name="ce9" office:value-type="float" office:value="297">
            <text:p>297</text:p>
          </table:table-cell>
          <table:table-cell table:style-name="ce9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12.05">
            <text:p>12.05</text:p>
          </table:table-cell>
          <table:table-cell table:style-name="ce9" office:value-type="float" office:value="308">
            <text:p>308</text:p>
          </table:table-cell>
          <table:table-cell table:style-name="ce9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1">
            <text:p>9.1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31">
            <text:p>9.31</text:p>
          </table:table-cell>
          <table:table-cell table:style-name="ce9" office:value-type="float" office:value="293">
            <text:p>293</text:p>
          </table:table-cell>
          <table:table-cell table:style-name="ce9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46">
            <text:p>9.46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46">
            <text:p>9.46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296">
            <text:p>296</text:p>
          </table:table-cell>
          <table:table-cell table:style-name="ce9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4">
            <text:p>24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296">
            <text:p>296</text:p>
          </table:table-cell>
          <table:table-cell table:style-name="ce9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15-05-2015</text:p>
          </table:table-cell>
          <table:table-cell table:style-name="ce23" office:value-type="string">
            <text:p>08:30:4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style-name="ce9" office:value-type="string">
            <text:p>N</text:p>
          </table:table-cell>
          <table:table-cell table:style-name="ce9" office:value-type="float" office:value="9.56">
            <text:p>9.56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51">
            <text:p>9.51</text:p>
          </table:table-cell>
          <table:table-cell table:style-name="ce10" office:value-type="float" office:value="296">
            <text:p>296</text:p>
          </table:table-cell>
          <table:table-cell table:style-name="ce10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51">
            <text:p>9.51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51">
            <text:p>9.51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51">
            <text:p>9.51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56">
            <text:p>9.56</text:p>
          </table:table-cell>
          <table:table-cell table:number-columns-repeated="2"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46">
            <text:p>9.46</text:p>
          </table:table-cell>
          <table:table-cell table:number-columns-repeated="2" table:style-name="ce10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21">
            <text:p>12.21</text:p>
          </table:table-cell>
          <table:table-cell table:style-name="ce10" office:value-type="float" office:value="302">
            <text:p>302</text:p>
          </table:table-cell>
          <table:table-cell table:style-name="ce10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11.7">
            <text:p>11.7</text:p>
          </table:table-cell>
          <table:table-cell table:number-columns-repeated="2" table:style-name="ce10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8.9">
            <text:p>8.9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0:5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1">
            <text:p>9.31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05">
            <text:p>12.05</text:p>
          </table:table-cell>
          <table:table-cell table:style-name="ce10" office:value-type="float" office:value="306">
            <text:p>306</text:p>
          </table:table-cell>
          <table:table-cell table:style-name="ce10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05">
            <text:p>9.05</text:p>
          </table:table-cell>
          <table:table-cell table:number-columns-repeated="2"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05">
            <text:p>12.05</text:p>
          </table:table-cell>
          <table:table-cell table:style-name="ce10" office:value-type="float" office:value="305">
            <text:p>305</text:p>
          </table:table-cell>
          <table:table-cell table:style-name="ce10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05">
            <text:p>9.05</text:p>
          </table:table-cell>
          <table:table-cell table:number-columns-repeated="2"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05">
            <text:p>12.05</text:p>
          </table:table-cell>
          <table:table-cell table:style-name="ce10" office:value-type="float" office:value="307">
            <text:p>307</text:p>
          </table:table-cell>
          <table:table-cell table:style-name="ce10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16">
            <text:p>9.16</text:p>
          </table:table-cell>
          <table:table-cell table:number-columns-repeated="2" table:style-name="ce10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0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46">
            <text:p>9.4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61">
            <text:p>9.61</text:p>
          </table:table-cell>
          <table:table-cell table:number-columns-repeated="2" table:style-name="ce10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51">
            <text:p>9.51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56">
            <text:p>9.56</text:p>
          </table:table-cell>
          <table:table-cell table:style-name="ce10" office:value-type="float" office:value="296">
            <text:p>296</text:p>
          </table:table-cell>
          <table:table-cell table:style-name="ce10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56">
            <text:p>9.56</text:p>
          </table:table-cell>
          <table:table-cell table:style-name="ce10" office:value-type="float" office:value="301">
            <text:p>301</text:p>
          </table:table-cell>
          <table:table-cell table:style-name="ce10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16">
            <text:p>12.16</text:p>
          </table:table-cell>
          <table:table-cell table:style-name="ce10" office:value-type="float" office:value="308">
            <text:p>308</text:p>
          </table:table-cell>
          <table:table-cell table:style-name="ce10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05">
            <text:p>9.05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11.95">
            <text:p>11.95</text:p>
          </table:table-cell>
          <table:table-cell table:style-name="ce10" office:value-type="float" office:value="308">
            <text:p>308</text:p>
          </table:table-cell>
          <table:table-cell table:style-name="ce10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11.7">
            <text:p>11.7</text:p>
          </table:table-cell>
          <table:table-cell table:style-name="ce10" office:value-type="float" office:value="303">
            <text:p>303</text:p>
          </table:table-cell>
          <table:table-cell table:style-name="ce10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1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8.9">
            <text:p>8.9</text:p>
          </table:table-cell>
          <table:table-cell table:number-columns-repeated="2"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26">
            <text:p>9.26</text:p>
          </table:table-cell>
          <table:table-cell table:number-columns-repeated="2" table:style-name="ce10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05">
            <text:p>12.05</text:p>
          </table:table-cell>
          <table:table-cell table:style-name="ce10" office:value-type="float" office:value="305">
            <text:p>305</text:p>
          </table:table-cell>
          <table:table-cell table:style-name="ce10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1.7">
            <text:p>11.7</text:p>
          </table:table-cell>
          <table:table-cell table:style-name="ce10" office:value-type="float" office:value="311">
            <text:p>311</text:p>
          </table:table-cell>
          <table:table-cell table:style-name="ce10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8.9">
            <text:p>8.9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26">
            <text:p>9.2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05">
            <text:p>12.05</text:p>
          </table:table-cell>
          <table:table-cell table:style-name="ce10" office:value-type="float" office:value="306">
            <text:p>306</text:p>
          </table:table-cell>
          <table:table-cell table:style-name="ce10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1">
            <text:p>9.1</text:p>
          </table:table-cell>
          <table:table-cell table:number-columns-repeated="2"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number-columns-repeated="2"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46">
            <text:p>9.46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2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61">
            <text:p>9.61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56">
            <text:p>9.56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56">
            <text:p>9.5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21">
            <text:p>12.21</text:p>
          </table:table-cell>
          <table:table-cell table:style-name="ce10" office:value-type="float" office:value="305">
            <text:p>305</text:p>
          </table:table-cell>
          <table:table-cell table:style-name="ce10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1">
            <text:p>9.1</text:p>
          </table:table-cell>
          <table:table-cell table:number-columns-repeated="2"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31">
            <text:p>9.31</text:p>
          </table:table-cell>
          <table:table-cell table:style-name="ce10" office:value-type="float" office:value="296">
            <text:p>296</text:p>
          </table:table-cell>
          <table:table-cell table:style-name="ce10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11">
            <text:p>12.11</text:p>
          </table:table-cell>
          <table:table-cell table:style-name="ce10" office:value-type="float" office:value="309">
            <text:p>309</text:p>
          </table:table-cell>
          <table:table-cell table:style-name="ce10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1">
            <text:p>9.1</text:p>
          </table:table-cell>
          <table:table-cell table:number-columns-repeated="2" table:style-name="ce10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46">
            <text:p>9.4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3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11">
            <text:p>12.11</text:p>
          </table:table-cell>
          <table:table-cell table:style-name="ce10" office:value-type="float" office:value="304">
            <text:p>304</text:p>
          </table:table-cell>
          <table:table-cell table:style-name="ce10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.1">
            <text:p>9.1</text:p>
          </table:table-cell>
          <table:table-cell table:style-name="ce10" office:value-type="float" office:value="298">
            <text:p>298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09">
            <text:p>309</text:p>
          </table:table-cell>
          <table:table-cell table:style-name="ce10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1">
            <text:p>9.1</text:p>
          </table:table-cell>
          <table:table-cell table:style-name="ce10" office:value-type="float" office:value="293">
            <text:p>293</text:p>
          </table:table-cell>
          <table:table-cell table:style-name="ce10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N</text:p>
          </table:table-cell>
          <table:table-cell table:style-name="ce10" office:value-type="float" office:value="9.36">
            <text:p>9.36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41">
            <text:p>9.41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16">
            <text:p>12.16</text:p>
          </table:table-cell>
          <table:table-cell table:style-name="ce10" office:value-type="float" office:value="304">
            <text:p>304</text:p>
          </table:table-cell>
          <table:table-cell table:style-name="ce10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00">
            <text:p>300</text:p>
          </table:table-cell>
          <table:table-cell table:style-name="ce10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9.31">
            <text:p>9.31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4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2.11">
            <text:p>12.11</text:p>
          </table:table-cell>
          <table:table-cell table:style-name="ce10" office:value-type="float" office:value="310">
            <text:p>310</text:p>
          </table:table-cell>
          <table:table-cell table:style-name="ce10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1.7">
            <text:p>11.7</text:p>
          </table:table-cell>
          <table:table-cell table:style-name="ce10" office:value-type="float" office:value="310">
            <text:p>310</text:p>
          </table:table-cell>
          <table:table-cell table:style-name="ce10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5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2">
            <text:p>22</text:p>
          </table:table-cell>
          <table:table-cell table:style-name="ce10" office:value-type="string">
            <text:p>N</text:p>
          </table:table-cell>
          <table:table-cell table:style-name="ce10" office:value-type="float" office:value="8.95">
            <text:p>8.95</text:p>
          </table:table-cell>
          <table:table-cell table:style-name="ce10" office:value-type="float" office:value="294">
            <text:p>294</text:p>
          </table:table-cell>
          <table:table-cell table:style-name="ce10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N</text:p>
          </table:table-cell>
          <table:table-cell table:style-name="ce10" office:value-type="float" office:value="11.85">
            <text:p>11.85</text:p>
          </table:table-cell>
          <table:table-cell table:style-name="ce10" office:value-type="float" office:value="304">
            <text:p>304</text:p>
          </table:table-cell>
          <table:table-cell table:style-name="ce10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5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1.65">
            <text:p>11.65</text:p>
          </table:table-cell>
          <table:table-cell table:style-name="ce10" office:value-type="float" office:value="302">
            <text:p>302</text:p>
          </table:table-cell>
          <table:table-cell table:style-name="ce10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15-05-2015</text:p>
          </table:table-cell>
          <table:table-cell table:style-name="ce24" office:value-type="string">
            <text:p>08:31: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N</text:p>
          </table:table-cell>
          <table:table-cell table:style-name="ce10" office:value-type="float" office:value="11.34">
            <text:p>11.34</text:p>
          </table:table-cell>
          <table:table-cell table:style-name="ce10" office:value-type="float" office:value="307">
            <text:p>307</text:p>
          </table:table-cell>
          <table:table-cell table:style-name="ce10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1:5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8.95">
            <text:p>8.95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1: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26">
            <text:p>9.26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1:5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41">
            <text:p>9.41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1:5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1:5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61">
            <text:p>9.61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41">
            <text:p>9.4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05">
            <text:p>12.05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number-columns-repeated="2" table:style-name="ce11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0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85">
            <text:p>11.85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6">
            <text:p>12.16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95">
            <text:p>11.95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number-columns-repeated="2" table:style-name="ce11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302">
            <text:p>302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95">
            <text:p>11.95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26">
            <text:p>9.26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41">
            <text:p>9.41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2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6">
            <text:p>12.16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46">
            <text:p>9.46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6">
            <text:p>12.16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3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16">
            <text:p>9.16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6">
            <text:p>12.16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302">
            <text:p>302</text:p>
          </table:table-cell>
          <table:table-cell table:style-name="ce11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1">
            <text:p>12.11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4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05">
            <text:p>12.05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7">
            <text:p>11.7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8.9">
            <text:p>8.9</text:p>
          </table:table-cell>
          <table:table-cell table:number-columns-repeated="2"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26">
            <text:p>9.26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46">
            <text:p>9.46</text:p>
          </table:table-cell>
          <table:table-cell table:style-name="ce11" office:value-type="float" office:value="293">
            <text:p>293</text:p>
          </table:table-cell>
          <table:table-cell table:style-name="ce11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2:5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66">
            <text:p>9.66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05">
            <text:p>12.05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46">
            <text:p>9.46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0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21">
            <text:p>12.21</text:p>
          </table:table-cell>
          <table:table-cell table:style-name="ce11" office:value-type="float" office:value="301">
            <text:p>301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95">
            <text:p>11.95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05">
            <text:p>9.05</text:p>
          </table:table-cell>
          <table:table-cell table:style-name="ce11" office:value-type="float" office:value="302">
            <text:p>302</text:p>
          </table:table-cell>
          <table:table-cell table:style-name="ce11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style-name="ce11" office:value-type="float" office:value="293">
            <text:p>293</text:p>
          </table:table-cell>
          <table:table-cell table:style-name="ce11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number-columns-repeated="2"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56">
            <text:p>9.56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66">
            <text:p>9.66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">
            <text:p>19</text:p>
          </table:table-cell>
          <table:table-cell table:style-name="ce11" office:value-type="string">
            <text:p>N</text:p>
          </table:table-cell>
          <table:table-cell table:style-name="ce11" office:value-type="float" office:value="9.51">
            <text:p>9.51</text:p>
          </table:table-cell>
          <table:table-cell table:number-columns-repeated="2"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16">
            <text:p>12.16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9.16">
            <text:p>9.16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6">
            <text:p>9.36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2.05">
            <text:p>12.05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11.8">
            <text:p>11.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8.8">
            <text:p>8.8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11.85">
            <text:p>11.85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N</text:p>
          </table:table-cell>
          <table:table-cell table:style-name="ce11" office:value-type="float" office:value="8.95">
            <text:p>8.95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31">
            <text:p>9.31</text:p>
          </table:table-cell>
          <table:table-cell table:style-name="ce11" office:value-type="float" office:value="297">
            <text:p>297</text:p>
          </table:table-cell>
          <table:table-cell table:style-name="ce11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string">
            <text:p>N</text:p>
          </table:table-cell>
          <table:table-cell table:style-name="ce11" office:value-type="float" office:value="9.46">
            <text:p>9.46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15-05-2015</text:p>
          </table:table-cell>
          <table:table-cell table:style-name="ce25" office:value-type="string">
            <text:p>08:33:2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11" office:value-type="float" office:value="9.46">
            <text:p>9.46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01">
            <text:p>30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3: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12.11">
            <text:p>12.11</text:p>
          </table:table-cell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3: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9.05">
            <text:p>9.05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3: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9.41">
            <text:p>9.41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56">
            <text:p>9.56</text:p>
          </table:table-cell>
          <table:table-cell table:number-columns-repeated="2" table:style-name="ce12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6">
            <text:p>9.56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21">
            <text:p>12.21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1">
            <text:p>9.1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41">
            <text:p>9.41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1">
            <text:p>12.11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9.16">
            <text:p>9.16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41">
            <text:p>9.41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36">
            <text:p>9.36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1">
            <text:p>12.11</text:p>
          </table:table-cell>
          <table:table-cell table:style-name="ce12" office:value-type="float" office:value="312">
            <text:p>312</text:p>
          </table:table-cell>
          <table:table-cell table:style-name="ce12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5">
            <text:p>11.75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5">
            <text:p>8.95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31">
            <text:p>9.31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1">
            <text:p>9.41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21">
            <text:p>12.21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11.75">
            <text:p>11.7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5">
            <text:p>8.95</text:p>
          </table:table-cell>
          <table:table-cell table:style-name="ce12" office:value-type="float" office:value="292">
            <text:p>292</text:p>
          </table:table-cell>
          <table:table-cell table:style-name="ce12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26">
            <text:p>9.26</text:p>
          </table:table-cell>
          <table:table-cell table:number-columns-repeated="2" table:style-name="ce12" office:value-type="float" office:value="293">
            <text:p>29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3: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1">
            <text:p>12.11</text:p>
          </table:table-cell>
          <table:table-cell table:style-name="ce12" office:value-type="float" office:value="312">
            <text:p>312</text:p>
          </table:table-cell>
          <table:table-cell table:style-name="ce12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26">
            <text:p>9.26</text:p>
          </table:table-cell>
          <table:table-cell table:number-columns-repeated="2"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36">
            <text:p>9.36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05">
            <text:p>12.0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65">
            <text:p>11.65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55">
            <text:p>11.55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49">
            <text:p>11.49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85">
            <text:p>8.85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293">
            <text:p>29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21">
            <text:p>9.21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36">
            <text:p>9.36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6">
            <text:p>12.16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">
            <text:p>11.7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293">
            <text:p>29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26">
            <text:p>9.26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36">
            <text:p>9.36</text:p>
          </table:table-cell>
          <table:table-cell table:number-columns-repeated="2" table:style-name="ce12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6">
            <text:p>12.16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5">
            <text:p>11.7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">
            <text:p>8.9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297">
            <text:p>297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16">
            <text:p>9.16</text:p>
          </table:table-cell>
          <table:table-cell table:number-columns-repeated="2" table:style-name="ce12" office:value-type="float" office:value="298">
            <text:p>298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number-columns-repeated="2" table:style-name="ce12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21">
            <text:p>12.21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8">
            <text:p>11.8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5">
            <text:p>8.95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31">
            <text:p>9.31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6">
            <text:p>9.46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56">
            <text:p>9.56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21">
            <text:p>12.21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5">
            <text:p>11.75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N</text:p>
          </table:table-cell>
          <table:table-cell table:style-name="ce12" office:value-type="float" office:value="8.95">
            <text:p>8.95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26">
            <text:p>9.26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9.41">
            <text:p>9.41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2.11">
            <text:p>12.11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4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75">
            <text:p>11.7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N</text:p>
          </table:table-cell>
          <table:table-cell table:style-name="ce12" office:value-type="float" office:value="11.6">
            <text:p>11.6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8.8">
            <text:p>8.8</text:p>
          </table:table-cell>
          <table:table-cell table:number-columns-repeated="2" table:style-name="ce12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string">
            <text:p>15-05-2015</text:p>
          </table:table-cell>
          <table:table-cell table:style-name="ce26" office:value-type="string">
            <text:p>08:34: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N</text:p>
          </table:table-cell>
          <table:table-cell table:style-name="ce12" office:value-type="float" office:value="9.21">
            <text:p>9.21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304">
            <text:p>30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9.46">
            <text:p>9.46</text:p>
          </table:table-cell>
          <table:table-cell table:number-columns-repeated="2" office:value-type="float" office:value="297">
            <text:p>29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12.11">
            <text:p>12.11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9.05">
            <text:p>9.0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9.36">
            <text:p>9.36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12.16">
            <text:p>12.16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4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12.11">
            <text:p>12.11</text:p>
          </table:table-cell>
          <table:table-cell office:value-type="float" office:value="313">
            <text:p>313</text:p>
          </table:table-cell>
          <table:table-cell office:value-type="float" office:value="315">
            <text:p>31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4: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number-columns-repeated="2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9.31">
            <text:p>9.31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285">
            <text:p>28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number-columns-repeated="2" table:style-name="ce13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05">
            <text:p>12.05</text:p>
          </table:table-cell>
          <table:table-cell table:style-name="ce13" office:value-type="float" office:value="315">
            <text:p>315</text:p>
          </table:table-cell>
          <table:table-cell table:style-name="ce13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7">
            <text:p>11.7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8.9">
            <text:p>8.9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293">
            <text:p>293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26">
            <text:p>9.26</text:p>
          </table:table-cell>
          <table:table-cell table:style-name="ce13" office:value-type="float" office:value="304">
            <text:p>304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4: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41">
            <text:p>9.41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16">
            <text:p>12.16</text:p>
          </table:table-cell>
          <table:table-cell table:style-name="ce13" office:value-type="float" office:value="316">
            <text:p>316</text:p>
          </table:table-cell>
          <table:table-cell table:style-name="ce13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7">
            <text:p>11.7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">
            <text:p>11.6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55">
            <text:p>11.55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4">
            <text:p>11.44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0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4">
            <text:p>11.44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4">
            <text:p>11.44</text:p>
          </table:table-cell>
          <table:table-cell table:style-name="ce13" office:value-type="float" office:value="317">
            <text:p>317</text:p>
          </table:table-cell>
          <table:table-cell table:style-name="ce13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4">
            <text:p>11.44</text:p>
          </table:table-cell>
          <table:table-cell table:style-name="ce13" office:value-type="float" office:value="320">
            <text:p>320</text:p>
          </table:table-cell>
          <table:table-cell table:style-name="ce13" office:value-type="float" office:value="322">
            <text:p>32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34">
            <text:p>11.34</text:p>
          </table:table-cell>
          <table:table-cell table:style-name="ce13" office:value-type="float" office:value="322">
            <text:p>322</text:p>
          </table:table-cell>
          <table:table-cell table:style-name="ce13" office:value-type="float" office:value="321">
            <text:p>32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8.8">
            <text:p>8.8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5">
            <text:p>11.85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">
            <text:p>11.6</text:p>
          </table:table-cell>
          <table:table-cell table:style-name="ce13" office:value-type="float" office:value="319">
            <text:p>319</text:p>
          </table:table-cell>
          <table:table-cell table:style-name="ce13" office:value-type="float" office:value="321">
            <text:p>32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19">
            <text:p>319</text:p>
          </table:table-cell>
          <table:table-cell table:style-name="ce13" office:value-type="float" office:value="321">
            <text:p>32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14">
            <text:p>314</text:p>
          </table:table-cell>
          <table:table-cell table:style-name="ce1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49">
            <text:p>11.49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8.9">
            <text:p>8.9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26">
            <text:p>9.26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36">
            <text:p>9.36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21">
            <text:p>12.21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75">
            <text:p>11.75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31">
            <text:p>9.31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6">
            <text:p>9.56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11">
            <text:p>12.11</text:p>
          </table:table-cell>
          <table:table-cell table:style-name="ce13" office:value-type="float" office:value="317">
            <text:p>317</text:p>
          </table:table-cell>
          <table:table-cell table:style-name="ce13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5">
            <text:p>11.85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">
            <text:p>11.6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3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8.9">
            <text:p>8.9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26">
            <text:p>9.26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06">
            <text:p>30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12.05">
            <text:p>12.05</text:p>
          </table:table-cell>
          <table:table-cell table:style-name="ce13" office:value-type="float" office:value="315">
            <text:p>315</text:p>
          </table:table-cell>
          <table:table-cell table:style-name="ce13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75">
            <text:p>11.75</text:p>
          </table:table-cell>
          <table:table-cell table:style-name="ce13" office:value-type="float" office:value="310">
            <text:p>310</text:p>
          </table:table-cell>
          <table:table-cell table:style-name="ce13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">
            <text:p>11.6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8.95">
            <text:p>8.95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31">
            <text:p>9.31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4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1">
            <text:p>9.41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9">
            <text:p>299</text:p>
          </table:table-cell>
          <table:table-cell table:style-name="ce13" office:value-type="float" office:value="300">
            <text:p>30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16">
            <text:p>12.16</text:p>
          </table:table-cell>
          <table:table-cell table:style-name="ce13" office:value-type="float" office:value="315">
            <text:p>315</text:p>
          </table:table-cell>
          <table:table-cell table:style-name="ce13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">
            <text:p>11.8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8.9">
            <text:p>8.9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36">
            <text:p>9.36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301">
            <text:p>30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number-columns-repeated="2"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5: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16">
            <text:p>12.16</text:p>
          </table:table-cell>
          <table:table-cell table:style-name="ce13" office:value-type="float" office:value="313">
            <text:p>313</text:p>
          </table:table-cell>
          <table:table-cell table:style-name="ce1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">
            <text:p>11.8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">
            <text:p>11.6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9.26">
            <text:p>9.26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1">
            <text:p>291</text:p>
          </table:table-cell>
          <table:table-cell table:style-name="ce13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61">
            <text:p>9.61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21">
            <text:p>12.21</text:p>
          </table:table-cell>
          <table:table-cell table:style-name="ce13" office:value-type="float" office:value="315">
            <text:p>315</text:p>
          </table:table-cell>
          <table:table-cell table:style-name="ce13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">
            <text:p>11.8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0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65">
            <text:p>11.65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8.95">
            <text:p>8.95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26">
            <text:p>9.26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1">
            <text:p>301</text:p>
          </table:table-cell>
          <table:table-cell table:style-name="ce13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number-columns-repeated="2" table:style-name="ce13" office:value-type="float" office:value="308">
            <text:p>308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number-columns-repeated="2" table:style-name="ce13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16">
            <text:p>12.16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8">
            <text:p>11.8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8.95">
            <text:p>8.95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31">
            <text:p>9.31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296">
            <text:p>296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308">
            <text:p>308</text:p>
          </table:table-cell>
          <table:table-cell table:style-name="ce13" office:value-type="float" office:value="310">
            <text:p>31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56">
            <text:p>9.56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.21">
            <text:p>12.21</text:p>
          </table:table-cell>
          <table:table-cell table:style-name="ce13" office:value-type="float" office:value="313">
            <text:p>313</text:p>
          </table:table-cell>
          <table:table-cell table:style-name="ce13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9.1">
            <text:p>9.1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13">
            <text:p>313</text:p>
          </table:table-cell>
          <table:table-cell table:style-name="ce13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</text:p>
          </table:table-cell>
          <table:table-cell table:style-name="ce13" office:value-type="float" office:value="11.7">
            <text:p>11.7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N</text:p>
          </table:table-cell>
          <table:table-cell table:style-name="ce13" office:value-type="float" office:value="8.95">
            <text:p>8.95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31">
            <text:p>9.31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3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46">
            <text:p>9.46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3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1">
            <text:p>9.51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90">
            <text:p>290</text:p>
          </table:table-cell>
          <table:table-cell table:number-columns-repeated="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15-05-2015</text:p>
          </table:table-cell>
          <table:table-cell table:style-name="ce27" office:value-type="string">
            <text:p>08:36: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N</text:p>
          </table:table-cell>
          <table:table-cell table:style-name="ce13" office:value-type="float" office:value="9.56">
            <text:p>9.56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91">
            <text:p>29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12.11">
            <text:p>12.11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11.7">
            <text:p>11.7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11.6">
            <text:p>11.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8.85">
            <text:p>8.8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11.95">
            <text:p>11.95</text:p>
          </table:table-cell>
          <table:table-cell office:value-type="float" office:value="313">
            <text:p>313</text:p>
          </table:table-cell>
          <table:table-cell office:value-type="float" office:value="316">
            <text:p>31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6: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8.95">
            <text:p>8.95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3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9.36">
            <text:p>9.36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.16">
            <text:p>12.16</text:p>
          </table:table-cell>
          <table:table-cell table:style-name="ce14" office:value-type="float" office:value="310">
            <text:p>310</text:p>
          </table:table-cell>
          <table:table-cell table:style-name="ce1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number-columns-repeated="2" table:style-name="ce14" office:value-type="float" office:value="315">
            <text:p>31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36">
            <text:p>9.36</text:p>
          </table:table-cell>
          <table:table-cell table:style-name="ce14" office:value-type="float" office:value="282">
            <text:p>282</text:p>
          </table:table-cell>
          <table:table-cell table:style-name="ce14" office:value-type="float" office:value="284">
            <text:p>28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.11">
            <text:p>12.11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style-name="ce14" office:value-type="float" office:value="293">
            <text:p>293</text:p>
          </table:table-cell>
          <table:table-cell table:style-name="ce14" office:value-type="float" office:value="294">
            <text:p>29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13">
            <text:p>313</text:p>
          </table:table-cell>
          <table:table-cell table:style-name="ce14" office:value-type="float" office:value="316">
            <text:p>31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1">
            <text:p>9.41</text:p>
          </table:table-cell>
          <table:table-cell table:style-name="ce14" office:value-type="float" office:value="314">
            <text:p>314</text:p>
          </table:table-cell>
          <table:table-cell table:style-name="ce1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4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05">
            <text:p>12.05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1">
            <text:p>9.41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21">
            <text:p>12.21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6">
            <text:p>9.36</text:p>
          </table:table-cell>
          <table:table-cell table:style-name="ce14" office:value-type="float" office:value="283">
            <text:p>283</text:p>
          </table:table-cell>
          <table:table-cell table:style-name="ce14" office:value-type="float" office:value="285">
            <text:p>28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6">
            <text:p>306</text:p>
          </table:table-cell>
          <table:table-cell table:style-name="ce1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11">
            <text:p>12.11</text:p>
          </table:table-cell>
          <table:table-cell table:style-name="ce14" office:value-type="float" office:value="320">
            <text:p>320</text:p>
          </table:table-cell>
          <table:table-cell table:style-name="ce14" office:value-type="float" office:value="322">
            <text:p>32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5">
            <text:p>11.75</text:p>
          </table:table-cell>
          <table:table-cell table:style-name="ce14" office:value-type="float" office:value="297">
            <text:p>297</text:p>
          </table:table-cell>
          <table:table-cell table:style-name="ce14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6:5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">
            <text:p>8.9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1">
            <text:p>9.31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number-columns-repeated="2" table:style-name="ce1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317">
            <text:p>317</text:p>
          </table:table-cell>
          <table:table-cell table:style-name="ce14" office:value-type="float" office:value="318">
            <text:p>31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21">
            <text:p>12.21</text:p>
          </table:table-cell>
          <table:table-cell table:style-name="ce14" office:value-type="float" office:value="302">
            <text:p>302</text:p>
          </table:table-cell>
          <table:table-cell table:style-name="ce14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6">
            <text:p>9.36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8">
            <text:p>288</text:p>
          </table:table-cell>
          <table:table-cell table:style-name="ce1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4">
            <text:p>304</text:p>
          </table:table-cell>
          <table:table-cell table:style-name="ce14" office:value-type="float" office:value="305">
            <text:p>30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21">
            <text:p>12.21</text:p>
          </table:table-cell>
          <table:table-cell table:style-name="ce14" office:value-type="float" office:value="314">
            <text:p>314</text:p>
          </table:table-cell>
          <table:table-cell table:style-name="ce1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0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">
            <text:p>11.7</text:p>
          </table:table-cell>
          <table:table-cell table:style-name="ce14" office:value-type="float" office:value="302">
            <text:p>302</text:p>
          </table:table-cell>
          <table:table-cell table:style-name="ce1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5">
            <text:p>8.95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1">
            <text:p>9.31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90">
            <text:p>290</text:p>
          </table:table-cell>
          <table:table-cell table:style-name="ce14" office:value-type="float" office:value="291">
            <text:p>291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18">
            <text:p>318</text:p>
          </table:table-cell>
          <table:table-cell table:style-name="ce14" office:value-type="float" office:value="322">
            <text:p>32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.11">
            <text:p>12.11</text:p>
          </table:table-cell>
          <table:table-cell table:style-name="ce14" office:value-type="float" office:value="308">
            <text:p>308</text:p>
          </table:table-cell>
          <table:table-cell table:style-name="ce14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9.1">
            <text:p>9.1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7">
            <text:p>28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6">
            <text:p>9.36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number-columns-repeated="2" table:style-name="ce1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1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05">
            <text:p>12.05</text:p>
          </table:table-cell>
          <table:table-cell table:style-name="ce14" office:value-type="float" office:value="322">
            <text:p>322</text:p>
          </table:table-cell>
          <table:table-cell table:style-name="ce14" office:value-type="float" office:value="324">
            <text:p>32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5">
            <text:p>11.75</text:p>
          </table:table-cell>
          <table:table-cell table:style-name="ce14" office:value-type="float" office:value="297">
            <text:p>297</text:p>
          </table:table-cell>
          <table:table-cell table:style-name="ce14" office:value-type="float" office:value="299">
            <text:p>29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">
            <text:p>8.9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26">
            <text:p>9.26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05">
            <text:p>12.05</text:p>
          </table:table-cell>
          <table:table-cell table:style-name="ce14" office:value-type="float" office:value="317">
            <text:p>317</text:p>
          </table:table-cell>
          <table:table-cell table:style-name="ce14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">
            <text:p>11.7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85">
            <text:p>8.85</text:p>
          </table:table-cell>
          <table:table-cell table:style-name="ce14" office:value-type="float" office:value="286">
            <text:p>286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26">
            <text:p>9.26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1">
            <text:p>9.41</text:p>
          </table:table-cell>
          <table:table-cell table:style-name="ce14" office:value-type="float" office:value="291">
            <text:p>291</text:p>
          </table:table-cell>
          <table:table-cell table:style-name="ce14" office:value-type="float" office:value="292">
            <text:p>29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2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302">
            <text:p>302</text:p>
          </table:table-cell>
          <table:table-cell table:style-name="ce14" office:value-type="float" office:value="303">
            <text:p>303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.16">
            <text:p>12.16</text:p>
          </table:table-cell>
          <table:table-cell table:style-name="ce14" office:value-type="float" office:value="327">
            <text:p>327</text:p>
          </table:table-cell>
          <table:table-cell table:style-name="ce14" office:value-type="float" office:value="330">
            <text:p>330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">
            <text:p>11.7</text:p>
          </table:table-cell>
          <table:table-cell table:style-name="ce14" office:value-type="float" office:value="312">
            <text:p>312</text:p>
          </table:table-cell>
          <table:table-cell table:style-name="ce14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5">
            <text:p>8.95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26">
            <text:p>9.26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1">
            <text:p>9.41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294">
            <text:p>294</text:p>
          </table:table-cell>
          <table:table-cell table:style-name="ce14" office:value-type="float" office:value="295">
            <text:p>29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6">
            <text:p>306</text:p>
          </table:table-cell>
          <table:table-cell table:style-name="ce14" office:value-type="float" office:value="307">
            <text:p>30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16">
            <text:p>12.16</text:p>
          </table:table-cell>
          <table:table-cell table:style-name="ce14" office:value-type="float" office:value="324">
            <text:p>324</text:p>
          </table:table-cell>
          <table:table-cell table:style-name="ce14" office:value-type="float" office:value="326">
            <text:p>32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">
            <text:p>11.7</text:p>
          </table:table-cell>
          <table:table-cell table:style-name="ce14" office:value-type="float" office:value="312">
            <text:p>312</text:p>
          </table:table-cell>
          <table:table-cell table:style-name="ce14" office:value-type="float" office:value="311">
            <text:p>311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3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9.05">
            <text:p>9.05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9.26">
            <text:p>9.26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11">
            <text:p>311</text:p>
          </table:table-cell>
          <table:table-cell table:style-name="ce14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11">
            <text:p>12.11</text:p>
          </table:table-cell>
          <table:table-cell table:style-name="ce14" office:value-type="float" office:value="315">
            <text:p>315</text:p>
          </table:table-cell>
          <table:table-cell table:style-name="ce14" office:value-type="float" office:value="317">
            <text:p>317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">
            <text:p>11.7</text:p>
          </table:table-cell>
          <table:table-cell table:style-name="ce14" office:value-type="float" office:value="310">
            <text:p>310</text:p>
          </table:table-cell>
          <table:table-cell table:style-name="ce14" office:value-type="float" office:value="312">
            <text:p>31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5">
            <text:p>8.95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31">
            <text:p>9.31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4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1">
            <text:p>301</text:p>
          </table:table-cell>
          <table:table-cell table:style-name="ce1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11">
            <text:p>311</text:p>
          </table:table-cell>
          <table:table-cell table:style-name="ce14" office:value-type="float" office:value="313">
            <text:p>313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2.21">
            <text:p>12.21</text:p>
          </table:table-cell>
          <table:table-cell table:style-name="ce14" office:value-type="float" office:value="317">
            <text:p>317</text:p>
          </table:table-cell>
          <table:table-cell table:style-name="ce14" office:value-type="float" office:value="319">
            <text:p>31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75">
            <text:p>11.75</text:p>
          </table:table-cell>
          <table:table-cell table:style-name="ce14" office:value-type="float" office:value="308">
            <text:p>308</text:p>
          </table:table-cell>
          <table:table-cell table:style-name="ce14" office:value-type="float" office:value="309">
            <text:p>30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N</text:p>
          </table:table-cell>
          <table:table-cell table:style-name="ce14" office:value-type="float" office:value="8.95">
            <text:p>8.95</text:p>
          </table:table-cell>
          <table:table-cell table:style-name="ce14" office:value-type="float" office:value="287">
            <text:p>287</text:p>
          </table:table-cell>
          <table:table-cell table:style-name="ce14" office:value-type="float" office:value="288">
            <text:p>288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26">
            <text:p>9.26</text:p>
          </table:table-cell>
          <table:table-cell table:style-name="ce14" office:value-type="float" office:value="285">
            <text:p>285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46">
            <text:p>9.46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5">
            <text:p>285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288">
            <text:p>288</text:p>
          </table:table-cell>
          <table:table-cell table:style-name="ce14" office:value-type="float" office:value="289">
            <text:p>289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7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9.51">
            <text:p>9.51</text:p>
          </table:table-cell>
          <table:table-cell table:style-name="ce14" office:value-type="float" office:value="303">
            <text:p>303</text:p>
          </table:table-cell>
          <table:table-cell table:style-name="ce14" office:value-type="float" office:value="304">
            <text:p>30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N</text:p>
          </table:table-cell>
          <table:table-cell table:style-name="ce14" office:value-type="float" office:value="12.16">
            <text:p>12.16</text:p>
          </table:table-cell>
          <table:table-cell table:style-name="ce14" office:value-type="float" office:value="324">
            <text:p>324</text:p>
          </table:table-cell>
          <table:table-cell table:style-name="ce14" office:value-type="float" office:value="326">
            <text:p>326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7:59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8">
            <text:p>11.8</text:p>
          </table:table-cell>
          <table:table-cell table:style-name="ce14" office:value-type="float" office:value="312">
            <text:p>312</text:p>
          </table:table-cell>
          <table:table-cell table:style-name="ce14" office:value-type="float" office:value="314">
            <text:p>31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8: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6">
            <text:p>11.6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302">
            <text:p>302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8:0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6">
            <text:p>11.6</text:p>
          </table:table-cell>
          <table:table-cell table:style-name="ce14" office:value-type="float" office:value="318">
            <text:p>318</text:p>
          </table:table-cell>
          <table:table-cell table:style-name="ce14" office:value-type="float" office:value="320">
            <text:p>320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8:0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11.49">
            <text:p>11.49</text:p>
          </table:table-cell>
          <table:table-cell table:style-name="ce14" office:value-type="float" office:value="333">
            <text:p>333</text:p>
          </table:table-cell>
          <table:table-cell table:style-name="ce14" office:value-type="float" office:value="334">
            <text:p>334</text:p>
          </table:table-cell>
          <table:table-cell table:number-columns-repeated="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string">
            <text:p>15-05-2015</text:p>
          </table:table-cell>
          <table:table-cell table:style-name="ce28" office:value-type="string">
            <text:p>08:38:0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N</text:p>
          </table:table-cell>
          <table:table-cell table:style-name="ce14" office:value-type="float" office:value="8.8">
            <text:p>8.8</text:p>
          </table:table-cell>
          <table:table-cell table:style-name="ce14" office:value-type="float" office:value="284">
            <text:p>284</text:p>
          </table:table-cell>
          <table:table-cell table:style-name="ce14" office:value-type="float" office:value="286">
            <text:p>28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9.21">
            <text:p>9.21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51">
            <text:p>9.51</text:p>
          </table:table-cell>
          <table:table-cell table:number-columns-repeated="2" office:value-type="float" office:value="316">
            <text:p>31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9.61">
            <text:p>9.61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51">
            <text:p>9.51</text:p>
          </table:table-cell>
          <table:table-cell table:number-columns-repeated="2" office:value-type="float" office:value="295">
            <text:p>29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12.16">
            <text:p>12.16</text:p>
          </table:table-cell>
          <table:table-cell office:value-type="float" office:value="310">
            <text:p>310</text:p>
          </table:table-cell>
          <table:table-cell office:value-type="float" office:value="313">
            <text:p>31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9.05">
            <text:p>9.0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36">
            <text:p>9.36</text:p>
          </table:table-cell>
          <table:table-cell table:number-columns-repeated="2" office:value-type="float" office:value="299">
            <text:p>29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12.11">
            <text:p>12.11</text:p>
          </table:table-cell>
          <table:table-cell office:value-type="float" office:value="322">
            <text:p>322</text:p>
          </table:table-cell>
          <table:table-cell office:value-type="float" office:value="325">
            <text:p>32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9.05">
            <text:p>9.0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36">
            <text:p>9.36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36">
            <text:p>9.3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46">
            <text:p>9.46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9.51">
            <text:p>9.51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1.7">
            <text:p>11.7</text:p>
          </table:table-cell>
          <table:table-cell office:value-type="float" office:value="321">
            <text:p>321</text:p>
          </table:table-cell>
          <table:table-cell office:value-type="float" office:value="324">
            <text:p>32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1.6">
            <text:p>11.6</text:p>
          </table:table-cell>
          <table:table-cell office:value-type="float" office:value="311">
            <text:p>311</text:p>
          </table:table-cell>
          <table:table-cell office:value-type="float" office:value="313">
            <text:p>31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1.49">
            <text:p>11.49</text:p>
          </table:table-cell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1.49">
            <text:p>11.49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1.55">
            <text:p>11.55</text:p>
          </table:table-cell>
          <table:table-cell office:value-type="float" office:value="299">
            <text:p>299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8.85">
            <text:p>8.85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9.16">
            <text:p>9.16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-05-2015</text:p>
          </table:table-cell>
          <table:table-cell table:style-name="ce15" office:value-type="string">
            <text:p>08:38: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.46">
            <text:p>9.46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table:number-columns-repeated="4"/>
        </table:table-row>
        <table:table-row table:style-name="ro2" table:number-rows-repeated="104756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lope_Offset" table:style-name="ta1">
        <table:shapes>
          <draw:frame draw:z-index="0" draw:style-name="gr1" draw:text-style-name="P1" svg:width="3.6146in" svg:height="3.5433in" svg:x="3.2791in" svg:y="0.0417in">
            <draw:object draw:notify-on-update-of-ranges="Slope_Offset.A2:Slope_Offset.A14 Slope_Offset.C2:Slope_Offset.C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30"/>
        <table:table-column table:style-name="co8" table:default-cell-style-name="ce31"/>
        <table:table-column table:style-name="co8" table:default-cell-style-name="Default"/>
        <table:table-row table:style-name="ro1">
          <table:table-cell table:style-name="ce29" office:value-type="string">
            <text:p>Reference speed (m/s)</text:p>
          </table:table-cell>
          <table:table-cell table:style-name="ce29" office:value-type="string">
            <text:p>Expanded uncert. Uref  (m/s)</text:p>
          </table:table-cell>
          <table:table-cell table:style-name="ce1" office:value-type="string">
            <text:p>average count</text:p>
          </table:table-cell>
        </table:table-row>
        <table:table-row table:style-name="ro2">
          <table:table-cell office:value-type="float" office:value="4.023">
            <text:p>4.023</text:p>
          </table:table-cell>
          <table:table-cell office:value-type="float" office:value="0.056">
            <text:p>0.056</text:p>
          </table:table-cell>
          <table:table-cell office:value-type="float" office:value="6.1551724137931">
            <text:p>6.1551724138</text:p>
          </table:table-cell>
        </table:table-row>
        <table:table-row table:style-name="ro2">
          <table:table-cell office:value-type="float" office:value="4.938">
            <text:p>4.938</text:p>
          </table:table-cell>
          <table:table-cell office:value-type="float" office:value="0.044">
            <text:p>0.044</text:p>
          </table:table-cell>
          <table:table-cell office:value-type="float" office:value="7.68235294117647">
            <text:p>7.6823529412</text:p>
          </table:table-cell>
        </table:table-row>
        <table:table-row table:style-name="ro2">
          <table:table-cell office:value-type="float" office:value="6.082">
            <text:p>6.082</text:p>
          </table:table-cell>
          <table:table-cell office:value-type="float" office:value="0.046">
            <text:p>0.046</text:p>
          </table:table-cell>
          <table:table-cell office:value-type="float" office:value="9.08219178082192">
            <text:p>9.0821917808</text:p>
          </table:table-cell>
        </table:table-row>
        <table:table-row table:style-name="ro2">
          <table:table-cell office:value-type="float" office:value="6.954">
            <text:p>6.954</text:p>
          </table:table-cell>
          <table:table-cell office:value-type="float" office:value="0.052">
            <text:p>0.052</text:p>
          </table:table-cell>
          <table:table-cell office:value-type="float" office:value="10.8039215686275">
            <text:p>10.8039215686</text:p>
          </table:table-cell>
        </table:table-row>
        <table:table-row table:style-name="ro2">
          <table:table-cell office:value-type="float" office:value="8.13">
            <text:p>8.13</text:p>
          </table:table-cell>
          <table:table-cell office:value-type="float" office:value="0.062">
            <text:p>0.062</text:p>
          </table:table-cell>
          <table:table-cell office:value-type="float" office:value="12.632183908046">
            <text:p>12.632183908</text:p>
          </table:table-cell>
        </table:table-row>
        <table:table-row table:style-name="ro2">
          <table:table-cell office:value-type="float" office:value="8.973">
            <text:p>8.973</text:p>
          </table:table-cell>
          <table:table-cell office:value-type="float" office:value="0.07">
            <text:p>0.07</text:p>
          </table:table-cell>
          <table:table-cell office:value-type="float" office:value="14.0422535211268">
            <text:p>14.0422535211</text:p>
          </table:table-cell>
        </table:table-row>
        <table:table-row table:style-name="ro2">
          <table:table-cell office:value-type="float" office:value="10.204">
            <text:p>10.204</text:p>
          </table:table-cell>
          <table:table-cell office:value-type="float" office:value="0.08">
            <text:p>0.08</text:p>
          </table:table-cell>
          <table:table-cell office:value-type="float" office:value="15.828125">
            <text:p>15.828125</text:p>
          </table:table-cell>
        </table:table-row>
        <table:table-row table:style-name="ro2">
          <table:table-cell office:value-type="float" office:value="11.1">
            <text:p>11.1</text:p>
          </table:table-cell>
          <table:table-cell office:value-type="float" office:value="0.074">
            <text:p>0.074</text:p>
          </table:table-cell>
          <table:table-cell office:value-type="float" office:value="17.5157894736842">
            <text:p>17.5157894737</text:p>
          </table:table-cell>
        </table:table-row>
        <table:table-row table:style-name="ro2">
          <table:table-cell office:value-type="float" office:value="12.127">
            <text:p>12.127</text:p>
          </table:table-cell>
          <table:table-cell office:value-type="float" office:value="0.066">
            <text:p>0.066</text:p>
          </table:table-cell>
          <table:table-cell office:value-type="float" office:value="19.0519480519481">
            <text:p>19.0519480519</text:p>
          </table:table-cell>
        </table:table-row>
        <table:table-row table:style-name="ro2">
          <table:table-cell office:value-type="float" office:value="13.042">
            <text:p>13.042</text:p>
          </table:table-cell>
          <table:table-cell office:value-type="float" office:value="0.056">
            <text:p>0.056</text:p>
          </table:table-cell>
          <table:table-cell office:value-type="float" office:value="20.6153846153846">
            <text:p>20.6153846154</text:p>
          </table:table-cell>
        </table:table-row>
        <table:table-row table:style-name="ro2">
          <table:table-cell office:value-type="float" office:value="14.25">
            <text:p>14.25</text:p>
          </table:table-cell>
          <table:table-cell office:value-type="float" office:value="0.05">
            <text:p>0.05</text:p>
          </table:table-cell>
          <table:table-cell office:value-type="float" office:value="22.5466666666667">
            <text:p>22.5466666667</text:p>
          </table:table-cell>
        </table:table-row>
        <table:table-row table:style-name="ro2">
          <table:table-cell office:value-type="float" office:value="15.015">
            <text:p>15.015</text:p>
          </table:table-cell>
          <table:table-cell office:value-type="float" office:value="0.044">
            <text:p>0.044</text:p>
          </table:table-cell>
          <table:table-cell office:value-type="float" office:value="23.6451612903226">
            <text:p>23.6451612903</text:p>
          </table:table-cell>
        </table:table-row>
        <table:table-row table:style-name="ro2">
          <table:table-cell office:value-type="float" office:value="16.01">
            <text:p>16.01</text:p>
          </table:table-cell>
          <table:table-cell office:value-type="float" office:value="0.046">
            <text:p>0.046</text:p>
          </table:table-cell>
          <table:table-cell office:value-type="float" office:value="24.9137931034483">
            <text:p>24.9137931034</text:p>
          </table:table-cell>
        </table:table-row>
        <table:table-row table:style-name="ro3"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32" office:value-type="string">
            <text:p>slope</text:p>
          </table:table-cell>
          <table:table-cell table:style-name="ce32" office:value-type="string">
            <text:p>offset</text:p>
          </table:table-cell>
          <table:table-cell/>
        </table:table-row>
        <table:table-row table:style-name="ro2">
          <table:table-cell table:style-name="ce32" office:value-type="float" office:value="0.6277">
            <text:p>0.6277</text:p>
          </table:table-cell>
          <table:table-cell table:style-name="ce32" office:value-type="float" office:value="0.191">
            <text:p>0.191</text:p>
          </table:table-cell>
          <table:table-cell/>
        </table:table-row>
        <table:table-row table:style-name="ro3" table:number-rows-repeated="4"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1" table:target-range-address="Slope_Offset.C2:Slope_Offset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000-00-00T14:38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5:08:42</dc:date>
    <dc:creator>Kostas Latoufis</dc:creator>
    <meta:generator>LibreOffice/4.0.2.2$Linux_X86_64 LibreOffice_project/400m0$Build-2</meta:generator>
    <meta:editing-duration>PT6M24S</meta:editing-duration>
    <meta:editing-cycles>3</meta:editing-cycles>
    <meta:document-statistic meta:table-count="2" meta:cell-count="91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7cm" svg:y="4.196cm" style:legend-expansion="high" chart:style-name="ch2"/>
        <chart:plot-area chart:style-name="ch3" table:cell-range-address="'Raw Data'.E3:'Raw Data'.E1011" svg:x="0.77cm" svg:y="0.855cm" svg:width="12.26cm" svg:height="7.545cm">
          <chartooo:coordinate-region svg:x="1.427cm" svg:y="1.059cm" svg:width="11.466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aw Data'.E3:'Raw Data'.E1011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Raw Data'.E3:'Raw Data'.E10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82cm" svg:height="9.001cm" xlink:href=".." xlink:type="simple" chart:class="chart:scatter" chart:column-mapping="1 0" chart:style-name="ch1">
        <chart:plot-area chart:style-name="ch2" table:cell-range-address="Slope_Offset.C2:Slope_Offset.C14 Slope_Offset.A2:Slope_Offset.A14" svg:x="0.633cm" svg:y="0.855cm" svg:width="8.183cm" svg:height="7.546cm">
          <chartooo:coordinate-region svg:x="1.291cm" svg:y="1.059cm" svg:width="7.321cm" svg:height="6.6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ope_Offset.A2:Slope_Offset.A14" chart:class="chart:scatter">
            <chart:domain table:cell-range-address="Slope_Offset.C2:Slope_Offset.C14"/>
            <chart:regression-curve chart:style-name="ch7">
              <chart:equation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551724137931">
                <text:p>6.1551724137931</text:p>
                <draw:g>
                  <svg:desc>Slope_Offset.C2:Slope_Offset.C14</svg:desc>
                </draw:g>
              </table:table-cell>
              <table:table-cell office:value-type="float" office:value="4.023">
                <text:p>4.023</text:p>
                <draw:g>
                  <svg:desc>Slope_Offset.A2:Slope_Offset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8235294117647">
                <text:p>7.68235294117647</text:p>
              </table:table-cell>
              <table:table-cell office:value-type="float" office:value="4.938">
                <text:p>4.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8219178082192">
                <text:p>9.08219178082192</text:p>
              </table:table-cell>
              <table:table-cell office:value-type="float" office:value="6.082">
                <text:p>6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039215686275">
                <text:p>10.8039215686275</text:p>
              </table:table-cell>
              <table:table-cell office:value-type="float" office:value="6.954">
                <text:p>6.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32183908046">
                <text:p>12.632183908046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422535211268">
                <text:p>14.0422535211268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28125">
                <text:p>15.828125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157894736842">
                <text:p>17.51578947368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0519480519481">
                <text:p>19.0519480519481</text:p>
              </table:table-cell>
              <table:table-cell office:value-type="float" office:value="12.127">
                <text:p>12.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6153846153846">
                <text:p>20.6153846153846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466666666667">
                <text:p>22.546666666666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6451612903226">
                <text:p>23.6451612903226</text:p>
              </table:table-cell>
              <table:table-cell office:value-type="float" office:value="15.015">
                <text:p>15.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9137931034483">
                <text:p>24.9137931034483</text:p>
              </table:table-cell>
              <table:table-cell office:value-type="float" office:value="16.01">
                <text:p>16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